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6cafb" officeooo:paragraph-rsid="0016cafb"/>
    </style:style>
    <style:style style:name="P2" style:family="paragraph" style:parent-style-name="Text_20_body">
      <style:text-properties officeooo:rsid="0016cafb" officeooo:paragraph-rsid="0016cafb"/>
    </style:style>
    <style:style style:name="P3" style:family="paragraph" style:parent-style-name="Text_20_body">
      <style:text-properties officeooo:rsid="0016cafb" officeooo:paragraph-rsid="00196b4e"/>
    </style:style>
    <style:style style:name="P4" style:family="paragraph" style:parent-style-name="Text_20_body">
      <style:text-properties officeooo:rsid="001912b1" officeooo:paragraph-rsid="001912b1"/>
    </style:style>
    <style:style style:name="P5" style:family="paragraph" style:parent-style-name="Text_20_body">
      <style:text-properties officeooo:rsid="00196b4e" officeooo:paragraph-rsid="00196b4e"/>
    </style:style>
    <style:style style:name="P6" style:family="paragraph" style:parent-style-name="Heading_20_2">
      <style:text-properties officeooo:rsid="0016cafb" officeooo:paragraph-rsid="0016caf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6528"/>
    </style:style>
    <style:style style:name="T3" style:family="text">
      <style:text-properties style:text-underline-style="solid" style:text-underline-width="auto" style:text-underline-color="font-color" officeooo:rsid="001c1c26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80ad5"/>
    </style:style>
    <style:style style:name="T6" style:family="text">
      <style:text-properties style:text-underline-style="none" officeooo:rsid="001c1c26"/>
    </style:style>
    <style:style style:name="T7" style:family="text">
      <style:text-properties officeooo:rsid="00196b4e"/>
    </style:style>
    <style:style style:name="T8" style:family="text">
      <style:text-properties officeooo:rsid="001b6528"/>
    </style:style>
    <style:style style:name="T9" style:family="text">
      <style:text-properties officeooo:rsid="001c1c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Disseny relacional de protectora</text:h>
      <text:p text:style-name="P5">Adoptants (<text:span text:style-name="T1">DNI</text:span>, Nom, Cognom 1, Cognom 2, Email, Telèfon, Adreça)</text:p>
      <text:p text:style-name="P5"/>
      <text:p text:style-name="P5">Centre de cuidat (<text:span text:style-name="T1">Localització</text:span>, Tipus)</text:p>
      <text:p text:style-name="P5"/>
      <text:p text:style-name="P5">Voluntaris (<text:span text:style-name="T1">DNI</text:span>, Nom, Cognom 1, Cognom 2, Telèfon, Adreça, Email)</text:p>
      <text:p text:style-name="P5"/>
      <text:p text:style-name="P3">Patrocinadors (<text:span text:style-name="T1">DNI</text:span>, Nom, Cognom 1, Cognom 2, Email, Adreça, Telèfon, Quantitat)</text:p>
      <text:p text:style-name="P2"/>
      <text:p text:style-name="P2">Animals (<text:span text:style-name="T1">Nom</text:span>, <text:span text:style-name="T1">Espècie i raça</text:span>, Xip, Edat, Mida, Esterilitzat, Malalties, Sexe, Descripció, Dia d’arribada, <text:span text:style-name="T7">DNIAdoptant, DataHora</text:span><text:span text:style-name="T8">Adopcio</text:span><text:span text:style-name="T7">, Especial</text:span>)</text:p>
      <text:p text:style-name="P5">on DNIAdoptant referencia Adoptants</text:p>
      <text:p text:style-name="P2"/>
      <text:p text:style-name="P2">Intervencions(<text:span text:style-name="T1">DataHora</text:span><text:span text:style-name="T2">Intervenció</text:span>, <text:span text:style-name="T1">NomAnimal</text:span>, <text:span text:style-name="T1">Espècies i raça</text:span>, Tipus)</text:p>
      <text:p text:style-name="P2">on NomAnimal i Espècie i raça representen Animals </text:p>
      <text:p text:style-name="P2"/>
      <text:p text:style-name="P2">Vacunes (<text:span text:style-name="T1">Data</text:span><text:span text:style-name="T2">H</text:span><text:span text:style-name="T1">ora</text:span><text:span text:style-name="T2">Vacuna</text:span>, <text:span text:style-name="T1">NomAnimal</text:span>, <text:span text:style-name="T1">Espècie i raça</text:span>, Tipus)</text:p>
      <text:p text:style-name="P2">on NomAnimal i Espècie i raça representen Animals </text:p>
      <text:p text:style-name="P2"/>
      <text:p text:style-name="P2"><text:span text:style-name="T9">Donacions</text:span> (<text:span text:style-name="T1">DataHora</text:span><text:span text:style-name="T2">Donació</text:span><text:span text:style-name="T4">, DNIPatrocinador, </text:span><text:span text:style-name="T5">Quantitat, </text:span><text:span text:style-name="T3">Tipus</text:span>)</text:p>
      <text:p text:style-name="P2">on DNIPatrocinador referencia Patrocinadors</text:p>
      <text:p text:style-name="P2"/>
      <text:p text:style-name="P4">Apadrinen (<text:span text:style-name="T1">Nom</text:span>, <text:span text:style-name="T1">Espècie i raça</text:span>, <text:span text:style-name="T1">DNI</text:span>, Quantitat)</text:p>
      <text:p text:style-name="P4">on DNI representa Patrocinadors</text:p>
      <text:p text:style-name="P4">i on Nom i Espècie i raça representen Animals</text:p>
      <text:p text:style-name="P4"/>
      <text:p text:style-name="P5">Cuiden (<text:span text:style-name="T1">NomAnimal</text:span>, <text:span text:style-name="T1">Espècie i raça</text:span>, <text:span text:style-name="T1">DNIVoluntari</text:span>)</text:p>
      <text:p text:style-name="P5">on NomAnimal i Espècie i raça referencien Animals</text:p>
      <text:p text:style-name="P5">i on DNIVoluntari representa Voluntaris</text:p>
      <text:p text:style-name="P5"/>
      <text:p text:style-name="P5">Mantenen (<text:span text:style-name="T1">Localització</text:span>, <text:span text:style-name="T1">DNIVoluntari</text:span>)</text:p>
      <text:p text:style-name="P5">on Localització representa Centre de cuidat</text:p>
      <text:p text:style-name="P5">i on DNIVoluntari representa Voluntaris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true" fo:line-height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top="0cm" fo:margin-bottom="0.101cm" style:contextual-spacing="false" style:page-number="auto"/>
      <style:text-properties fo:color="#2a6099" loext:opacity="100%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01cm" style:contextual-spacing="false" style:page-number="auto"/>
      <style:text-properties fo:color="#000000" loext:opacity="100%" fo:font-size="15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style:contextual-spacing="false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cafb" officeooo:paragraph-rsid="0016ca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3/12/23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2:01:44.952000000</meta:creation-date>
    <dc:title>Base</dc:title>
    <meta:editing-duration>PT51M19S</meta:editing-duration>
    <meta:editing-cycles>7</meta:editing-cycles>
    <meta:generator>LibreOffice/7.6.2.1$Windows_X86_64 LibreOffice_project/56f7684011345957bbf33a7ee678afaf4d2ba333</meta:generator>
    <dc:date>2023-12-04T10:51:39.283000000</dc:date>
    <meta:document-statistic meta:table-count="0" meta:image-count="0" meta:object-count="0" meta:page-count="1" meta:paragraph-count="23" meta:word-count="156" meta:character-count="1195" meta:non-whitespace-character-count="1059"/>
    <meta:template xlink:type="simple" xlink:actuate="onRequest" xlink:title="Base" xlink:href="../../../../../../../../AppData/Roaming/LibreOffice/4/user/template/Base.ott" meta:date="2023-12-03T12:01:43.972000000"/>
  </office:meta>
</office:document-meta>
</file>